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db7c1" officeooo:paragraph-rsid="000db7c1" style:font-weight-asian="bold" style:font-weight-complex="bold"/>
    </style:style>
    <style:style style:name="T1" style:family="text">
      <style:text-properties officeooo:rsid="001085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0<text:span text:style-name="T1">3</text:span></text:p>
      <text:p text:style-name="Standard"/>
      <text:p text:style-name="Standard">Objective: Answer each question</text:p>
      <text:p text:style-name="Standard"/>
      <text:p text:style-name="P2">Questions</text:p>
      <text:p text:style-name="Standard"/>
      <text:p text:style-name="Standard">1. Please explain the four steps of the business continuity planning process.</text:p>
      <text:p text:style-name="Standard"/>
      <text:p text:style-name="Standard">2. Describe how to perform the business organization analysis.</text:p>
      <text:p text:style-name="Standard"/>
      <text:p text:style-name="Standard">3. List the necessary members of the business continuity planning team.</text:p>
      <text:p text:style-name="Standard"/>
      <text:p text:style-name="Standard">4. What legal and regulatory requirements might you face for a business continuity planning? </text:p>
      <text:p text:style-name="Standard"/>
      <text:p text:style-name="Standard">5. Explain the stages of the business impact analysis process.</text:p>
      <text:p text:style-name="Standard"/>
      <text:p text:style-name="Standard">6. Describe the process used to develop a continuity strategy. </text:p>
      <text:p text:style-name="Standard"/>
      <text:p text:style-name="Standard">7. Explain the importance of comprehensively documenting an organization's business continuity pla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7:03:43.531797662</meta:creation-date>
    <dc:date>2026-01-25T23:47:16.355135048</dc:date>
    <meta:editing-duration>PT1M55S</meta:editing-duration>
    <meta:editing-cycles>3</meta:editing-cycles>
    <meta:generator>LibreOffice/24.2.7.2$Linux_X86_64 LibreOffice_project/420$Build-2</meta:generator>
    <meta:print-date>2026-01-14T17:06:23.064700512</meta:print-date>
    <meta:printed-by>PDF files</meta:printed-by>
    <meta:document-statistic meta:table-count="0" meta:image-count="0" meta:object-count="0" meta:page-count="1" meta:paragraph-count="10" meta:word-count="85" meta:character-count="579" meta:non-whitespace-character-count="502"/>
  </office:meta>
</office:document-meta>
</file>